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7<text:span text:style-name="T1"><text:line-break/>American Genizah Project: Partnership for Posterity</text:span>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7, FF 6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Type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Joseph Blumenthal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May 29, 1894</text:p>
      <text:p text:style-name="P3">Month<text:tab/><text:tab/><text:tab/><text:tab/><text:tab/><text:tab/>May</text:p>
      <text:p text:style-name="P3">Year<text:tab/><text:tab/><text:tab/><text:tab/><text:tab/><text:tab/>1894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Letter</text:p>
      <text:p text:style-name="P3">Number of Pages<text:tab/><text:tab/><text:tab/><text:tab/>1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3"><text:span text:style-name="T2">(Symbols: ?=uncertain; []=supplied information; /=end of line)</text:span></text:p>
      <text:p text:style-name="P3"><text:span text:style-name="T2"/></text:p>
      <text:p text:style-name="P3"><text:span text:style-name="T2">C/</text:span></text:p>
      <text:p text:style-name="P3"><text:span text:style-name="T2"><text:s/>O/</text:span></text:p>
      <text:p text:style-name="P3"><text:span text:style-name="T2"><text:s text:c="2"/>P/</text:span></text:p>
      <text:p text:style-name="P3"><text:span text:style-name="T2"><text:s text:c="3"/>Y/</text:span></text:p>
      <text:p text:style-name="P4"><text:span text:style-name="T2">Philadelphia, Pa./</text:span></text:p>
      <text:p text:style-name="P3"><text:span text:style-name="T2">Honorable Joseph Blumenthal/</text:span></text:p>
      <text:p text:style-name="P3"><text:span text:style-name="T2">My Dear Sir/</text:span></text:p>
      <text:p text:style-name="P3"><text:span text:style-name="T2"><text:tab/>I return proofs of report. <text:s/>Please ask the printer to attend to all/ the corrections. <text:s/>I am waiting for proofs of my address, which I returned/ sometime ago typewritten. <text:s/>Have the kindness to request that it be sent to/ me and not to venture to publish it without my having carefully examined/ proofs. <text:s/>After waiting long, I saw Mr. Max Cohen, and arranged for examination/ of Joseph Hertz and for graduation. <text:s/>I hope that everything will go off satisfactor-/ily. <text:s/>As to installation, I greatly fear that it will not be in my power to attend/ the ceremonies. <text:s/>I regret it. <text:s/>What I regret most is my inability of representing/ the Seminary at the unfortunate occurrence which took place this morning. <text:s/>I/ saw the son of our deceased </text:span><text:soft-page-break/><text:span text:style-name="T2">friend and explained the cause which, painfully/ to myself hindered my taking part in the sad funeral. <text:s/>We must arrange it so,/ as to give expression to our sorrow in a fitting manner somewhat later in the season./ <text:s/>The Seminary needs constant watching in several respects. <text:s/>I trust that during/ the summer short term, my health will permit me to visit it much oftener than/ heretofore. <text:s/>Elocution teaching ought by all means to be resumed, and my/ recommendation about Hazanut might be followed advantageously. <text:s/>I shall be on/ hand next Wednesday--that is tomorrow a week. <text:s/>Mr. Cohen has not received an answer/ yet from the appointed examiners./ <text:s/>Yours truly/ S. MORAIS/</text:span></text:p>
      <text:p text:style-name="P3"><text:span text:style-name="T2">Tuesday, May 29. 94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3:31:57.54</meta:creation-date>
    <meta:document-statistic meta:table-count="0" meta:image-count="0" meta:object-count="0" meta:page-count="3" meta:paragraph-count="68" meta:word-count="419" meta:character-count="2764"/>
    <dc:date>2011-12-21T13:38:25.74</dc:date>
    <dc:creator>Penn Libraries</dc:creator>
    <meta:editing-duration>PT00H06M28S</meta:editing-duration>
    <meta:editing-cycles>1</meta:editing-cycles>
    <meta:generator>OpenOffice.org/3.2$Win32 OpenOffice.org_project/320m12$Build-9483</meta:generator>
  </office:meta>
</office:document-meta>
</file>